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6fbbee" officeooo:paragraph-rsid="006fbbee"/>
    </style:style>
    <style:style style:name="P13" style:family="paragraph" style:parent-style-name="Standard">
      <style:paragraph-properties fo:text-align="justify" style:justify-single-word="false"/>
      <style:text-properties fo:language="en" fo:country="US" officeooo:paragraph-rsid="00a4cf22"/>
    </style:style>
    <style:style style:name="P14" style:family="paragraph" style:parent-style-name="Standard">
      <style:paragraph-properties fo:text-align="justify" style:justify-single-word="false"/>
      <style:text-properties fo:language="en" fo:country="US" officeooo:paragraph-rsid="00d90aca"/>
    </style:style>
    <style:style style:name="P15" style:family="paragraph" style:parent-style-name="Standard">
      <style:paragraph-properties fo:text-align="justify" style:justify-single-word="false"/>
      <style:text-properties fo:language="en" fo:country="US" officeooo:paragraph-rsid="00e27881"/>
    </style:style>
    <style:style style:name="P16" style:family="paragraph" style:parent-style-name="Standard">
      <style:paragraph-properties fo:text-align="justify" style:justify-single-word="false"/>
      <style:text-properties fo:language="en" fo:country="US" officeooo:paragraph-rsid="00ed1499"/>
    </style:style>
    <style:style style:name="P17" style:family="paragraph" style:parent-style-name="Standard">
      <style:paragraph-properties fo:text-align="justify" style:justify-single-word="false"/>
      <style:text-properties fo:language="en" fo:country="US" officeooo:paragraph-rsid="005a9da4"/>
    </style:style>
    <style:style style:name="P18" style:family="paragraph" style:parent-style-name="Standard">
      <style:text-properties fo:language="en" fo:country="US" officeooo:rsid="00d6758a" officeooo:paragraph-rsid="00d6758a"/>
    </style:style>
    <style:style style:name="P19" style:family="paragraph" style:parent-style-name="Standard">
      <style:text-properties fo:language="en" fo:country="US" officeooo:paragraph-rsid="000b59fb"/>
    </style:style>
    <style:style style:name="P20" style:family="paragraph" style:parent-style-name="Standard">
      <style:paragraph-properties fo:text-align="justify" style:justify-single-word="false"/>
      <style:text-properties fo:language="en" fo:country="US" officeooo:rsid="00478076" officeooo:paragraph-rsid="00da3a73"/>
    </style:style>
    <style:style style:name="P21" style:family="paragraph" style:parent-style-name="Standard">
      <style:paragraph-properties fo:text-align="justify" style:justify-single-word="false"/>
      <style:text-properties fo:language="en" fo:country="US" officeooo:rsid="00ef7b6f" officeooo:paragraph-rsid="00efd6a7"/>
    </style:style>
    <style:style style:name="P22" style:family="paragraph" style:parent-style-name="Standard">
      <style:paragraph-properties fo:text-align="justify" style:justify-single-word="false"/>
      <style:text-properties fo:language="en" fo:country="US" officeooo:rsid="001bd936" officeooo:paragraph-rsid="00f9ba17"/>
    </style:style>
    <style:style style:name="P23" style:family="paragraph" style:parent-style-name="Standard">
      <style:text-properties fo:language="en" fo:country="US" officeooo:rsid="00ffbbad" officeooo:paragraph-rsid="00ffbbad"/>
    </style:style>
    <style:style style:name="P24" style:family="paragraph" style:parent-style-name="Standard">
      <style:text-properties fo:language="en" fo:country="US" officeooo:rsid="0100afbc" officeooo:paragraph-rsid="0100afbc"/>
    </style:style>
    <style:style style:name="P25" style:family="paragraph" style:parent-style-name="Standard">
      <style:text-properties fo:language="en" fo:country="US" officeooo:rsid="0101fa29" officeooo:paragraph-rsid="0101fa29"/>
    </style:style>
    <style:style style:name="P26" style:family="paragraph" style:parent-style-name="Standard">
      <style:text-properties fo:language="en" fo:country="US" officeooo:paragraph-rsid="0102338f"/>
    </style:style>
    <style:style style:name="P27" style:family="paragraph" style:parent-style-name="Standard">
      <style:text-properties fo:language="es" fo:country="ES" officeooo:rsid="00478076" officeooo:paragraph-rsid="000b59fb"/>
    </style:style>
    <style:style style:name="P28" style:family="paragraph" style:parent-style-name="Standard">
      <style:paragraph-properties fo:text-align="justify" style:justify-single-word="false"/>
      <style:text-properties fo:language="es" fo:country="ES" officeooo:rsid="000b59fb" officeooo:paragraph-rsid="000b59fb"/>
    </style:style>
    <style:style style:name="P29" style:family="paragraph" style:parent-style-name="Standard">
      <style:paragraph-properties fo:text-align="justify" style:justify-single-word="false"/>
      <style:text-properties fo:language="es" fo:country="ES" officeooo:paragraph-rsid="00d6758a"/>
    </style:style>
    <style:style style:name="P30" style:family="paragraph" style:parent-style-name="Standard">
      <style:paragraph-properties fo:text-align="justify" style:justify-single-word="false"/>
      <style:text-properties fo:language="es" fo:country="ES" officeooo:paragraph-rsid="00d689c4"/>
    </style:style>
    <style:style style:name="P31" style:family="paragraph" style:parent-style-name="Standard">
      <style:paragraph-properties fo:text-align="justify" style:justify-single-word="false"/>
      <style:text-properties fo:language="es" fo:country="ES" officeooo:paragraph-rsid="00571dc8"/>
    </style:style>
    <style:style style:name="P32" style:family="paragraph" style:parent-style-name="Standard">
      <style:paragraph-properties fo:text-align="justify" style:justify-single-word="false"/>
      <style:text-properties fo:language="es" fo:country="ES" officeooo:paragraph-rsid="00d85dca"/>
    </style:style>
    <style:style style:name="P33" style:family="paragraph" style:parent-style-name="Standard">
      <style:paragraph-properties fo:text-align="justify" style:justify-single-word="false"/>
      <style:text-properties fo:language="es" fo:country="ES" officeooo:paragraph-rsid="0050ec50"/>
    </style:style>
    <style:style style:name="P34" style:family="paragraph" style:parent-style-name="Standard">
      <style:paragraph-properties fo:text-align="justify" style:justify-single-word="false"/>
      <style:text-properties fo:language="es" fo:country="ES" officeooo:paragraph-rsid="005a9da4"/>
    </style:style>
    <style:style style:name="P35" style:family="paragraph" style:parent-style-name="Standard">
      <style:paragraph-properties fo:text-align="justify" style:justify-single-word="false"/>
      <style:text-properties fo:language="es" fo:country="ES" officeooo:rsid="00146d21" officeooo:paragraph-rsid="00162a9b"/>
    </style:style>
    <style:style style:name="P36" style:family="paragraph" style:parent-style-name="Standard">
      <style:paragraph-properties fo:text-align="justify" style:justify-single-word="false"/>
      <style:text-properties fo:language="es" fo:country="ES" officeooo:rsid="001bd936" officeooo:paragraph-rsid="000b59fb"/>
    </style:style>
    <style:style style:name="P37" style:family="paragraph" style:parent-style-name="Standard">
      <style:paragraph-properties fo:text-align="justify" style:justify-single-word="false"/>
      <style:text-properties fo:language="es" fo:country="ES" officeooo:rsid="00218ddd" officeooo:paragraph-rsid="000b59fb"/>
    </style:style>
    <style:style style:name="P38" style:family="paragraph" style:parent-style-name="Standard">
      <style:text-properties fo:language="es" fo:country="VE" officeooo:rsid="000b59fb" officeooo:paragraph-rsid="000b59fb"/>
    </style:style>
    <style:style style:name="P39"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0" style:family="paragraph" style:parent-style-name="Text_20_body">
      <style:paragraph-properties fo:margin-top="0in" fo:margin-bottom="0in" loext:contextual-spacing="false" fo:text-align="justify" style:justify-single-word="false"/>
    </style:style>
    <style:style style:name="P41"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2"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43"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44"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45"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46"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4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48" style:family="paragraph" style:parent-style-name="Standard">
      <style:paragraph-properties fo:margin-top="0in" fo:margin-bottom="0in" loext:contextual-spacing="false" fo:text-align="justify" style:justify-single-word="false"/>
      <style:text-properties fo:language="en" fo:country="US" officeooo:rsid="0106659f" officeooo:paragraph-rsid="011a8cbe"/>
    </style:style>
    <style:style style:name="P49" style:family="paragraph" style:parent-style-name="Standard">
      <style:paragraph-properties fo:margin-top="0in" fo:margin-bottom="0in" loext:contextual-spacing="false" fo:text-align="justify" style:justify-single-word="false"/>
      <style:text-properties fo:language="en" fo:country="US" officeooo:rsid="000b59fb" officeooo:paragraph-rsid="0106659f"/>
    </style:style>
    <style:style style:name="P50"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51" style:family="paragraph" style:parent-style-name="Standard">
      <style:paragraph-properties fo:margin-top="0in" fo:margin-bottom="0in" loext:contextual-spacing="false" fo:text-align="justify" style:justify-single-word="false"/>
      <style:text-properties fo:language="en" fo:country="US" officeooo:rsid="01102360" officeooo:paragraph-rsid="0112ad35"/>
    </style:style>
    <style:style style:name="P52" style:family="paragraph" style:parent-style-name="Standard">
      <style:paragraph-properties fo:margin-top="0in" fo:margin-bottom="0in" loext:contextual-spacing="false" fo:text-align="justify" style:justify-single-word="false"/>
      <style:text-properties fo:language="en" fo:country="US" officeooo:rsid="011a8cbe" officeooo:paragraph-rsid="011a8cbe"/>
    </style:style>
    <style:style style:name="P53" style:family="paragraph" style:parent-style-name="Standard">
      <style:paragraph-properties fo:margin-top="0in" fo:margin-bottom="0in" loext:contextual-spacing="false" fo:text-align="justify" style:justify-single-word="false"/>
      <style:text-properties fo:language="en" fo:country="US" officeooo:rsid="011c82c0" officeooo:paragraph-rsid="011c82c0"/>
    </style:style>
    <style:style style:name="P54"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55" style:family="paragraph" style:parent-style-name="Standard">
      <style:paragraph-properties fo:margin-top="0in" fo:margin-bottom="0in" loext:contextual-spacing="false" fo:text-align="justify" style:justify-single-word="false"/>
      <style:text-properties fo:language="en" fo:country="US" officeooo:rsid="010f69a4" officeooo:paragraph-rsid="01283101"/>
    </style:style>
    <style:style style:name="P56" style:family="paragraph" style:parent-style-name="Standard">
      <style:paragraph-properties fo:margin-top="0in" fo:margin-bottom="0in" loext:contextual-spacing="false" fo:text-align="justify" style:justify-single-word="false"/>
      <style:text-properties fo:language="en" fo:country="US" officeooo:rsid="012cd0de" officeooo:paragraph-rsid="012cd0de"/>
    </style:style>
    <style:style style:name="P57" style:family="paragraph" style:parent-style-name="Standard">
      <style:paragraph-properties fo:margin-top="0in" fo:margin-bottom="0in" loext:contextual-spacing="false" fo:text-align="justify" style:justify-single-word="false"/>
      <style:text-properties fo:language="en" fo:country="US" officeooo:rsid="0122ff95" officeooo:paragraph-rsid="0122ff95"/>
    </style:style>
    <style:style style:name="P58" style:family="paragraph" style:parent-style-name="Standard">
      <style:paragraph-properties fo:margin-top="0in" fo:margin-bottom="0in" loext:contextual-spacing="false" fo:text-align="justify" style:justify-single-word="false"/>
      <style:text-properties officeooo:paragraph-rsid="00cecf06"/>
    </style:style>
    <style:style style:name="P59"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60" style:family="paragraph" style:parent-style-name="Standard">
      <style:paragraph-properties fo:margin-top="0in" fo:margin-bottom="0in" loext:contextual-spacing="false" fo:text-align="start" style:justify-single-word="false"/>
      <style:text-properties officeooo:paragraph-rsid="00cfe8e7"/>
    </style:style>
    <style:style style:name="P61"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62"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63" style:family="paragraph" style:parent-style-name="Standard">
      <style:paragraph-properties fo:margin-top="0in" fo:margin-bottom="0in" loext:contextual-spacing="false" fo:text-align="justify" style:justify-single-word="false"/>
      <style:text-properties fo:language="es" fo:country="ES" officeooo:rsid="012cd0de" officeooo:paragraph-rsid="012cd0de"/>
    </style:style>
    <style:style style:name="P64" style:family="paragraph" style:parent-style-name="Footnote">
      <style:text-properties officeooo:rsid="006fbbee" officeooo:paragraph-rsid="006fbbee"/>
    </style:style>
    <style:style style:name="P65" style:family="paragraph" style:parent-style-name="Footnote">
      <style:text-properties fo:font-size="10pt" officeooo:rsid="0018f92f" style:font-size-asian="10pt" style:font-size-complex="10pt"/>
    </style:style>
    <style:style style:name="P66" style:family="paragraph" style:parent-style-name="Standard">
      <style:paragraph-properties fo:margin-top="0in" fo:margin-bottom="0in" loext:contextual-spacing="false" fo:text-align="justify" style:justify-single-word="false"/>
      <style:text-properties officeooo:paragraph-rsid="013520f4"/>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9" style:family="paragraph" style:parent-style-name="Standard">
      <style:paragraph-properties fo:margin-top="0in" fo:margin-bottom="0in" loext:contextual-spacing="false" fo:text-align="justify" style:justify-single-word="false"/>
      <style:text-properties fo:language="en" fo:country="US" officeooo:rsid="0106659f" officeooo:paragraph-rsid="011a8cbe"/>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a8cbe" officeooo:paragraph-rsid="011a8cbe"/>
    </style:style>
    <style:style style:name="P71"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72" style:family="paragraph" style:parent-style-name="Standard">
      <style:paragraph-properties fo:margin-top="0in" fo:margin-bottom="0in" loext:contextual-spacing="false" fo:text-align="justify" style:justify-single-word="false"/>
      <style:text-properties fo:language="en" fo:country="US" officeooo:rsid="0125534c" officeooo:paragraph-rsid="01343a42"/>
    </style:style>
    <style:style style:name="P7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74" style:family="paragraph" style:parent-style-name="Standard">
      <style:paragraph-properties fo:margin-top="0in" fo:margin-bottom="0in" loext:contextual-spacing="false" fo:text-align="justify" style:justify-single-word="false"/>
      <style:text-properties fo:language="en" fo:country="US" officeooo:rsid="01388354" officeooo:paragraph-rsid="013b6900"/>
    </style:style>
    <style:style style:name="P75" style:family="paragraph" style:parent-style-name="Standard">
      <style:paragraph-properties fo:margin-top="0in" fo:margin-bottom="0in" loext:contextual-spacing="false" fo:text-align="justify" style:justify-single-word="false"/>
      <style:text-properties fo:language="es" fo:country="ES" officeooo:rsid="01323d5c" officeooo:paragraph-rsid="01323d5c"/>
    </style:style>
    <style:style style:name="P76" style:family="paragraph" style:parent-style-name="Standard">
      <style:text-properties fo:language="en" fo:country="US" officeooo:rsid="003f81c0" officeooo:paragraph-rsid="003f81c0"/>
    </style:style>
    <style:style style:name="P77" style:family="paragraph" style:parent-style-name="Standard">
      <style:text-properties fo:language="en" fo:country="US" officeooo:rsid="003f81c0" officeooo:paragraph-rsid="014122bd"/>
    </style:style>
    <style:style style:name="P78" style:family="paragraph" style:parent-style-name="Standard">
      <style:text-properties fo:language="en" fo:country="US" officeooo:rsid="0040a692" officeooo:paragraph-rsid="0040a692"/>
    </style:style>
    <style:style style:name="P79" style:family="paragraph" style:parent-style-name="Standard">
      <style:text-properties fo:language="en" fo:country="US" officeooo:rsid="0040a692" officeooo:paragraph-rsid="003f81c0"/>
    </style:style>
    <style:style style:name="P80" style:family="paragraph" style:parent-style-name="Standard">
      <style:text-properties fo:language="en" fo:country="US" officeooo:rsid="0040a692" officeooo:paragraph-rsid="014122bd"/>
    </style:style>
    <style:style style:name="P81" style:family="paragraph" style:parent-style-name="Standard">
      <style:text-properties fo:language="en" fo:country="US" officeooo:rsid="0040a692" officeooo:paragraph-rsid="004378ac"/>
    </style:style>
    <style:style style:name="P82" style:family="paragraph" style:parent-style-name="Standard">
      <style:text-properties fo:language="en" fo:country="US" officeooo:rsid="0040a692" officeooo:paragraph-rsid="00b70f84"/>
    </style:style>
    <style:style style:name="P83" style:family="paragraph" style:parent-style-name="Standard">
      <style:text-properties officeooo:paragraph-rsid="014122bd"/>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n" fo:country="US" officeooo:rsid="003f81c0"/>
    </style:style>
    <style:style style:name="T58" style:family="text">
      <style:text-properties fo:language="en" fo:country="US" officeooo:rsid="011ffa28"/>
    </style:style>
    <style:style style:name="T59" style:family="text">
      <style:text-properties fo:language="en" fo:country="US" officeooo:rsid="011a8cbe"/>
    </style:style>
    <style:style style:name="T60" style:family="text">
      <style:text-properties fo:language="en" fo:country="US" officeooo:rsid="01343a42"/>
    </style:style>
    <style:style style:name="T61" style:family="text">
      <style:text-properties fo:language="en" fo:country="US" officeooo:rsid="013520f4"/>
    </style:style>
    <style:style style:name="T62" style:family="text">
      <style:text-properties fo:language="en" fo:country="US" officeooo:rsid="0040a692"/>
    </style:style>
    <style:style style:name="T63" style:family="text">
      <style:text-properties fo:language="es" fo:country="ES" fo:font-style="normal" officeooo:rsid="00c92afd" style:font-style-asian="normal" style:font-style-complex="normal"/>
    </style:style>
    <style:style style:name="T64" style:family="text">
      <style:text-properties fo:language="es" fo:country="ES" officeooo:rsid="00481b20"/>
    </style:style>
    <style:style style:name="T65" style:family="text">
      <style:text-properties fo:language="es" fo:country="ES" officeooo:rsid="0018f92f"/>
    </style:style>
    <style:style style:name="T66" style:family="text">
      <style:text-properties fo:language="es" fo:country="ES" officeooo:rsid="001bd936"/>
    </style:style>
    <style:style style:name="T67" style:family="text">
      <style:text-properties fo:language="es" fo:country="ES" officeooo:rsid="01323d5c"/>
    </style:style>
    <style:style style:name="T68" style:family="text">
      <style:text-properties fo:language="es" fo:country="ES" officeooo:rsid="01343a42"/>
    </style:style>
    <style:style style:name="T69" style:family="text">
      <style:text-properties fo:language="es" fo:country="ES" officeooo:rsid="013520f4"/>
    </style:style>
    <style:style style:name="T70" style:family="text">
      <style:text-properties fo:language="es" fo:country="ES" officeooo:rsid="013b6900"/>
    </style:style>
    <style:style style:name="T71" style:family="text">
      <style:text-properties officeooo:rsid="000b59fb"/>
    </style:style>
    <style:style style:name="T72" style:family="text">
      <style:text-properties officeooo:rsid="00d8c5a4"/>
    </style:style>
    <style:style style:name="T73" style:family="text">
      <style:text-properties officeooo:rsid="00d90aca"/>
    </style:style>
    <style:style style:name="T74" style:family="text">
      <style:text-properties officeooo:rsid="00d9c790"/>
    </style:style>
    <style:style style:name="T75" style:family="text">
      <style:text-properties officeooo:rsid="00da3a73"/>
    </style:style>
    <style:style style:name="T76" style:family="text">
      <style:text-properties officeooo:rsid="00de5fba"/>
    </style:style>
    <style:style style:name="T77" style:family="text">
      <style:text-properties officeooo:rsid="00df6b1f"/>
    </style:style>
    <style:style style:name="T78" style:family="text">
      <style:text-properties officeooo:rsid="00e08686"/>
    </style:style>
    <style:style style:name="T79" style:family="text">
      <style:text-properties officeooo:rsid="00e3ca37"/>
    </style:style>
    <style:style style:name="T80" style:family="text">
      <style:text-properties officeooo:rsid="00146d21"/>
    </style:style>
    <style:style style:name="T81" style:family="text">
      <style:text-properties officeooo:rsid="00eb1550"/>
    </style:style>
    <style:style style:name="T82" style:family="text">
      <style:text-properties officeooo:rsid="00ed1499"/>
    </style:style>
    <style:style style:name="T83" style:family="text">
      <style:text-properties officeooo:rsid="00ed37e3"/>
    </style:style>
    <style:style style:name="T84" style:family="text">
      <style:text-properties officeooo:rsid="00efd6a7"/>
    </style:style>
    <style:style style:name="T85" style:family="text">
      <style:text-properties officeooo:rsid="00f0ae43"/>
    </style:style>
    <style:style style:name="T86" style:family="text">
      <style:text-properties officeooo:rsid="00f2088a"/>
    </style:style>
    <style:style style:name="T87" style:family="text">
      <style:text-properties officeooo:rsid="00f38340"/>
    </style:style>
    <style:style style:name="T88" style:family="text">
      <style:text-properties officeooo:rsid="00f7c553"/>
    </style:style>
    <style:style style:name="T89" style:family="text">
      <style:text-properties officeooo:rsid="00f9ba17"/>
    </style:style>
    <style:style style:name="T90" style:family="text">
      <style:text-properties officeooo:rsid="00f9f031"/>
    </style:style>
    <style:style style:name="T91" style:family="text">
      <style:text-properties officeooo:rsid="00fabbe9"/>
    </style:style>
    <style:style style:name="T92" style:family="text">
      <style:text-properties officeooo:rsid="00fbc3ff"/>
    </style:style>
    <style:style style:name="T93" style:family="text">
      <style:text-properties officeooo:rsid="00ffbbad"/>
    </style:style>
    <style:style style:name="T94" style:family="text">
      <style:text-properties officeooo:rsid="0102afbc"/>
    </style:style>
    <style:style style:name="T95" style:family="text">
      <style:text-properties officeooo:rsid="01048c7c"/>
    </style:style>
    <style:style style:name="T96" style:family="text">
      <style:text-properties officeooo:rsid="0111f928"/>
    </style:style>
    <style:style style:name="T97" style:family="text">
      <style:text-properties officeooo:rsid="0112ad35"/>
    </style:style>
    <style:style style:name="T98" style:family="text">
      <style:text-properties officeooo:rsid="0114937e"/>
    </style:style>
    <style:style style:name="T99" style:family="text">
      <style:text-properties officeooo:rsid="011d6e01"/>
    </style:style>
    <style:style style:name="T100" style:family="text">
      <style:text-properties officeooo:rsid="011ffa28"/>
    </style:style>
    <style:style style:name="T101" style:family="text">
      <style:text-properties officeooo:rsid="0127453a"/>
    </style:style>
    <style:style style:name="T102" style:family="text">
      <style:text-properties officeooo:rsid="012b8683"/>
    </style:style>
    <style:style style:name="T103" style:family="text">
      <style:text-properties officeooo:rsid="012bd2b2"/>
    </style:style>
    <style:style style:name="T104" style:family="text">
      <style:text-properties officeooo:rsid="01160392"/>
    </style:style>
    <style:style style:name="T105" style:family="text">
      <style:text-properties officeooo:rsid="012d1386"/>
    </style:style>
    <style:style style:name="T106" style:family="text">
      <style:text-properties officeooo:rsid="01337b93"/>
    </style:style>
    <style:style style:name="T107" style:family="text">
      <style:text-properties officeooo:rsid="01390190"/>
    </style:style>
    <style:style style:name="T108" style:family="text">
      <style:text-properties officeooo:rsid="013b6900"/>
    </style:style>
    <style:style style:name="T109" style:family="text">
      <style:text-properties officeooo:rsid="013f03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 <text:s text:c="4"/></text:p>
      <text:p text:style-name="P3"/>
      <text:p text:style-name="P3">- Document structure, the way the dissertation is going to be organized</text:p>
      <text:p text:style-name="P8">- <text:span text:style-name="T3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76">in </text:span>a large extent by the uninterrupted operation of the systems used <text:span text:style-name="T76">in productivity</text:span> <text:span text:style-name="T76">tasks </text:span>{ISO}. These systems must be fault tolerant, so that operations <text:span text:style-name="T77">have the </text:span>least possible impact in the event <text:span text:style-name="T78">that </text:span>an unexpected incident occurs.</text:p>
      <text:p text:style-name="P28"/>
      <text:p text:style-name="P15"><text:bookmark text:name="result_box16"/><text:span text:style-name="T71">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9">are the ones </text:span>who must ensure <text:span text:style-name="T79">the proper</text:span> availability of <text:span text:style-name="T79">the </text:span>services, as well as factors such as communications security and redundancy of stored data, among many others.</text:p>
      <text:p text:style-name="P35"/>
      <text:p text:style-name="P16"><text:bookmark text:name="result_box18"/><text:span text:style-name="T80">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81">main</text:span>ly FLOSS to its internal systems, specifically using the <text:span text:style-name="T81">FLOSS </text:span>e-mail and collaboration suite Zimbra™<text:span text:style-name="T65"><text:note text:id="ftn1" text:note-class="footnote"><text:note-citation>1</text:note-citation><text:note-body><text:p text:style-name="P65">http://www.zimbra.com</text:p></text:note-body></text:note></text:span><text:span text:style-name="T65">. </text:span><text:bookmark text:name="result_box20"/>One of the main problems that Netnovation™ <text:span text:style-name="T82">faces</text:span> is to ensure <text:span text:style-name="T82">the </text:span>communication <text:span text:style-name="T82">and workflow </text:span>continuity that <text:span text:style-name="T82">is </text:span>carried through this collaboration tool, as well as meet the SLA<text:span text:style-name="T83">s</text:span> offer<text:span text:style-name="T82">ed</text:span> <text:span text:style-name="T82">to </text:span>its <text:span text:style-name="T83">customers over this software.</text:span></text:p>
      <text:p text:style-name="P5"/>
      <text:p text:style-name="P21">There are various software solutions offering high availability of services such as those provided by Zimbra™, each one with its <text:span text:style-name="T84">legal </text:span>implications, associated cost<text:span text:style-name="T84">s</text:span> and <text:span text:style-name="T84">implementation </text:span>difficulty<text:span text:style-name="T66"><text:note text:id="ftn2" text:note-class="footnote"><text:note-citation>2</text:note-citation><text:note-body><text:p text:style-name="Footnote"><text:span text:style-name="T88">Some of these solutions will be addressed in chapter </text:span><text:span text:style-name="T2">3</text:span></text:p></text:note-body></text:note></text:span>. A valid alternative is <text:span text:style-name="T85">the </text:span>integration of multiple tools in the field of FLOSS <text:span text:style-name="T85">providing</text:span> a framework to ensure <text:s/>continuity of system<text:span text:style-name="T86">s</text:span> <text:span text:style-name="T85">operation or business continuity</text:span>. By doing it this way it is possible to <text:span text:style-name="T87">adapt</text:span> the different requirements and use different technologies to provide the most consistent solution to what is desired.</text:p>
      <text:p text:style-name="P36"/>
      <text:p text:style-name="P22"><text:bookmark text:name="result_box22"/>On previous occasions, Netnovation™ has managed <text:span text:style-name="T89">to </text:span>successfully consolidate <text:span text:style-name="T89">most</text:span> of its operations <text:soft-page-break/>infrastructure <text:span text:style-name="T89">adapting</text:span> FLOSS, making it a wonderful idea to keep this scheme <text:span text:style-name="T91">working. To achieve this, </text:span>it is necessary to evaluate the state of the art in the field of systems that provide high availability, with the aim of <text:span text:style-name="T92">offering</text:span> an effective solution, <text:span text:style-name="T90">all of this in </text:span>accord<text:span text:style-name="T90">ance</text:span> to the guidelines that have been proposed <text:span text:style-name="T90">by the </text:span>company.</text:p>
      <text:p text:style-name="P37"/>
      <text:p text:style-name="P4"/>
      <text:p text:style-name="P3"><text:s text:c="4"/>2.1. JUSTIFICATION / MOTIVATION</text:p>
      <text:p text:style-name="P27"/>
      <text:p text:style-name="P20"><text:bookmark text:name="result_box14"/>The factors that motivate<text:span text:style-name="T74">s</text:span> this work are on one hand, give <text:span text:style-name="T74">proper </text:span>credit to business models based on FLOSS as those used <text:span text:style-name="T74">by technology </text:span>companies <text:span text:style-name="T74">nowadays</text:span> {<text:span text:style-name="T102">Daffara2</text:span><text:span text:style-name="T64">}</text:span>, and on the other <text:span text:style-name="T75">hand</text:span>, show that private enterprise can be benefited <text:span text:style-name="T75">by </text:span>FLOSS, <text:span text:style-name="T75">through a set of </text:span>toolset<text:span text:style-name="T75">s</text:span> <text:span text:style-name="T75">and mechanisms</text:span> <text:span text:style-name="T75">who allow </text:span>obtaining robust solutions <text:span text:style-name="T75">in accordance </text:span>to technology needs.</text:p>
      <text:p text:style-name="P20"/>
      <text:p text:style-name="P3"/>
      <text:p text:style-name="P3"><text:s text:c="4"/>2.2. OBJETIVES</text:p>
      <text:p text:style-name="P3"/>
      <text:p text:style-name="P18">The overall objectives are:</text:p>
      <text:p text:style-name="P18"/>
      <text:p text:style-name="P29"><text:span text:style-name="T71">- </text:span><text:bookmark text:name="result_box4"/><text:span text:style-name="T43">Frame the FLOSS business model used by Netnovation™</text:span></text:p>
      <text:p text:style-name="P30"><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31"><text:span text:style-name="T7">- </text:span><text:bookmark text:name="result_box8"/><text:span text:style-name="T43">Adapt the proposed solution to the guidelines established by Netnovation™</text:span></text:p>
      <text:p text:style-name="P32"><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3"/>
      <text:p text:style-name="P3"><text:span text:style-name="T72">The s</text:span>pecific objectives <text:span text:style-name="T72">are:</text:span></text:p>
      <text:p text:style-name="P3"/>
      <text:p text:style-name="P14"><text:span text:style-name="T71">- </text:span><text:bookmark text:name="result_box10"/>Implement a high availability solution based on FLOSS for <text:span text:style-name="T73">the </text:span>e-mail and collaboration system Zimbra™ used by Netnovation™</text:p>
      <text:p text:style-name="P19"><text:span text:style-name="T71">- </text:span><text:bookmark text:name="result_box11"/>Describe the methodology used for the selection of the solution to be implemented</text:p>
      <text:p text:style-name="P33"><text:span text:style-name="T71">- </text:span><text:bookmark text:name="result_box12"/><text:span text:style-name="T43">Describe the process undertaken to implement the selected solution</text:span></text:p>
      <text:p text:style-name="P34"><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17"/>
      <text:p text:style-name="P3"/>
      <text:p text:style-name="P3"><text:s text:c="4"/>2.3. SCOPE</text:p>
      <text:p text:style-name="P3"/>
      <text:p text:style-name="P40">The solution to be implemented consists of FLOSS tools that allow its adaptation to the current infrastructure of Netnovation™, they are not intended to replace the elements of the existing operations <text:s/>platform.</text:p>
      <text:p text:style-name="P40"/>
      <text:p text:style-name="P40">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40"/>
      <text:p text:style-name="P40">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38"/>
      <text:p text:style-name="P38"/>
      <text:p text:style-name="P7">3. <text:span text:style-name="T8">RELATED TECHNOLOGIES</text:span></text:p>
      <text:p text:style-name="P7"/>
      <text:p text:style-name="P23">- High Availability solutions based in FLOSS</text:p>
      <text:p text:style-name="P23">- Commercial cluster software</text:p>
      <text:p text:style-name="P9">. <text:span text:style-name="T93">SUSE Linux Enterprise High Availability Extension</text:span></text:p>
      <text:p text:style-name="P9">. <text:span text:style-name="T93">openSUSE High Availability</text:span></text:p>
      <text:p text:style-name="P9">. <text:span text:style-name="T93">Red Hat Enterprise Linux Cluster</text:span></text:p>
      <text:p text:style-name="P9"/>
      <text:p text:style-name="P24">- FLOSS available tools:</text:p>
      <text:p text:style-name="P12">. Linux-HA<text:note text:id="ftn3" text:note-class="footnote"><text:note-citation>3</text:note-citation><text:note-body><text:p text:style-name="P64">http://www.linux-ha.org/wiki/Main_Page</text:p></text:note-body></text:note></text:p>
      <text:p text:style-name="P12">. </text:p>
      <text:p text:style-name="P12"/>
      <text:p text:style-name="P3"/>
      <text:p text:style-name="P3">4. METHODOLOGY</text:p>
      <text:p text:style-name="P3"/>
      <text:p text:style-name="P13"><text:span text:style-name="T14">The followed roadmap to achieve the </text:span><text:bookmark text:name="result_box"/>objectives outlined <text:span text:style-name="T39">is a set of guidelines and suggestions for the adoption of FLOSS within SMEs {Daffara1},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39"/>
      <text:p text:style-name="P42"><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41"/>
      <text:p text:style-name="P58"><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bookmark-start text:name="__DdeLink__687_529714901"/><text:span text:style-name="T63">™</text:span><text:bookmark-end text:name="__DdeLink__687_529714901"/><text:span text:style-name="T51">. </text:span><text:span text:style-name="T53">This model focuses on user needs and the demanded effort when selecting a solution to a problem from a set of possible solutions. </text:span></text:p>
      <text:p text:style-name="P43"/>
      <text:p text:style-name="P59"><text:span text:style-name="T50">L</text:span><text:span text:style-name="T47">UM:</text:span></text:p>
      <text:p text:style-name="P61">According to the lazy user model, a user is likely to choose the solution that requires the least effort</text:p>
      <text:p text:style-name="P60"><text:span text:style-name="T34">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62"/>
      <text:p text:style-name="P25"><text:span text:style-name="T71"><text:s text:c="4"/></text:span>4.1. OpenBRR</text:p>
      <text:p text:style-name="P2"/>
      <text:p text:style-name="P26"><text:soft-page-break/>- Esther Parrilla <text:span text:style-name="T37">Thesis</text:span></text:p>
      <text:p text:style-name="P44">- Project Evaluation (commits per month, bugs resolved, etc.)</text:p>
      <text:p text:style-name="P44"/>
      <text:p text:style-name="P45">5. DESIGN</text:p>
      <text:p text:style-name="P45"/>
      <text:p text:style-name="P45"/>
      <text:p text:style-name="P46"><text:span text:style-name="T71"><text:s text:c="4"/></text:span>5.1. Netnovation</text:p>
      <text:p text:style-name="P46"/>
      <text:p text:style-name="P55">Since year 2004 Netnovation<text:span text:style-name="T63">™</text:span> is a Venezuelan <text:span text:style-name="T98">SME, </text:span>formed by a team of professionals in the areas of IT and telecommunications who adopted a business model <text:span text:style-name="T101">based on consulting around FLOSS {Daffara2}</text:span>, providing system integration, timely development and Software as a Service (SaaS) cloud services.</text:p>
      <text:p text:style-name="P46"/>
      <text:p text:style-name="P51"><text:span text:style-name="T96">The company </text:span>offers software services hosted in an on-line remote location. Some of these services <text:span text:style-name="T103">are from</text:span> VPS, Data Storage Systems, Customer Relationship Management Systems (CRM), Email and Collaboration Systems, to Voice over IP <text:span text:style-name="T100">PBX systems</text:span>. All of this is only possible with a proper network and software established infrastructur<text:span text:style-name="T97">e</text:span>. <text:span text:style-name="T97">B</text:span>oth parties, company infrastructure and product services offered are based on FLOSS.</text:p>
      <text:p text:style-name="P50"/>
      <text:p text:style-name="P47"><text:span text:style-name="T71"><text:s text:c="4"/></text:span>5.2. Infrastructure</text:p>
      <text:p text:style-name="P47"/>
      <text:p text:style-name="P63">Actualmente los servicios se proveen desde dos <text:span text:style-name="T104">Data Centers (DC1 y DC2) geográficamente</text:span> distribuidos <text:span text:style-name="T105">con la intención de garantizar la redundancia de los datos. Suponiendo que se pierde la comunicación con el DC principal, ha sido definido un procedimiento que permite la restauración de los servicios en el otro DC, con la desventaja de que se trata de un procedimiento manual que requiere la intervención de los administradores.</text:span></text:p>
      <text:p text:style-name="P67"/>
      <text:p text:style-name="P47"><text:span text:style-name="T71"><text:s text:c="4"/></text:span>5.3. Hardware</text:p>
      <text:p text:style-name="P47"/>
      <text:p text:style-name="P75">Cada DC cuenta con un promedio de diez PowerEdge Rack Servers con distintas capacidades e interconectados a través de dispositivos de comunicación, que prestan diversos servicios de forma análoga <text:span text:style-name="T106">y según las necesidades</text:span>. </text:p>
      <text:p text:style-name="P52"/>
      <text:p text:style-name="P66"><text:span text:style-name="T60">A nivel de </text:span><text:span text:style-name="T59">Routers </text:span><text:span text:style-name="T60">existe un servidor Dell</text:span><text:span text:style-name="T67"> PowerEdge </text:span><text:span text:style-name="T68">de la gama</text:span><text:span text:style-name="T67"> </text:span><text:span text:style-name="T70">2850/</text:span><text:span text:style-name="T68">2950 que </text:span><text:span text:style-name="T69">sirve de enrutador principal para cada DC. Estos conectan mediante cableado UTP Cat-6 de 1000Mbps por una interfaz WAN a los S</text:span><text:span text:style-name="T59">witches </text:span><text:span text:style-name="T61">Netgear </text:span>FS728TPv1<text:span text:style-name="T61"> Gigabit de 24 PoE Ports. </text:span></text:p>
      <text:p text:style-name="P71"/>
      <text:p text:style-name="P74">Los servidores de cada DC se encuentran en 20U rack cabinet. <text:span text:style-name="T108">Hay presentes modelos Dell PowerEdge <text:s/>1950, R510 y R710,</text:span> <text:span text:style-name="T107">cuentan con Intel Xeon CPUs de entre 24 y N cores, con entre 8 y 64GB de RAM y HDD SCSI con capacidades entre <text:s/>.</text:span></text:p>
      <text:p text:style-name="P71"/>
      <text:p text:style-name="P71"/>
      <text:p text:style-name="P52">Wired</text:p>
      <text:p text:style-name="P53">Servers <text:span text:style-name="T99">(Disk Storage, RAM, CPU)</text:span></text:p>
      <text:p text:style-name="P48"/>
      <text:p text:style-name="P48"/>
      <text:p text:style-name="P47"><text:span text:style-name="T71"><text:s text:c="4"/></text:span>5.4. Network</text:p>
      <text:p text:style-name="P47"><text:soft-page-break/></text:p>
      <text:p text:style-name="P57">Network interconnection</text:p>
      <text:p text:style-name="P56">DC1 and DC2 separated by WAN</text:p>
      <text:p text:style-name="P73">A los puertos Ethernet se conectan por interfaz LAN los servidores de la red privada</text:p>
      <text:p text:style-name="P47"/>
      <text:p text:style-name="P47"><text:span text:style-name="T71"><text:s text:c="4"/></text:span>5.5. Software</text:p>
      <text:p text:style-name="P47"/>
      <text:p text:style-name="P72">EFW - <text:s/><text:span text:style-name="T68">contiene la versión comunitaria del software Unified Threat Management Endian Firewall</text:span></text:p>
      <text:p text:style-name="P54"/>
      <text:p text:style-name="P54">Proxmox</text:p>
      <text:p text:style-name="P54">FreeNAS</text:p>
      <text:p text:style-name="P54">Zabbix</text:p>
      <text:p text:style-name="P47"/>
      <text:p text:style-name="P47"><text:span text:style-name="T71"><text:s text:c="4"/></text:span>5.6. Overall Scheme</text:p>
      <text:p text:style-name="P47"/>
      <text:p text:style-name="P49"><text:s text:c="4"/></text:p>
      <text:p text:style-name="P44"/>
      <text:p text:style-name="P44"/>
      <text:p text:style-name="P3"><text:span text:style-name="T94">6</text:span>. IMPLEMENTATION</text:p>
      <text:p text:style-name="P3"/>
      <text:p text:style-name="P3"/>
      <text:p text:style-name="P3"><text:s text:c="4"/><text:span text:style-name="T94">6</text:span>.1. Technical specifications of implemented FLOSS tools</text:p>
      <text:p text:style-name="P3"/>
      <text:p text:style-name="P3"><text:s text:c="4"/><text:span text:style-name="T94">6</text:span>.2. Tests and validation</text:p>
      <text:p text:style-name="P3"/>
      <text:p text:style-name="P3"><text:s text:c="4"/><text:span text:style-name="T94">6</text:span>.3. Other considerations</text:p>
      <text:p text:style-name="P3"/>
      <text:p text:style-name="P3"/>
      <text:p text:style-name="P3"/>
      <text:p text:style-name="P3"><text:span text:style-name="T95">7</text:span>. RESULTS AND DISCUSSION</text:p>
      <text:p text:style-name="P3"/>
      <text:p text:style-name="P3"/>
      <text:p text:style-name="P3"><text:span text:style-name="T95">8</text:span>. CONCLUSIONS AND FUTURE WORK</text:p>
      <text:p text:style-name="P3"/>
      <text:p text:style-name="P3"/>
      <text:p text:style-name="P11">GLOSSARY/<text:span text:style-name="T3">abbreviations/</text:span><text:span text:style-name="T4">ACRONIMS</text:span></text:p>
      <text:p text:style-name="P79"/>
      <text:p text:style-name="P10">- <text:span text:style-name="T109">CPU: Central Process Unit</text:span></text:p>
      <text:p text:style-name="P80">- <text:span text:style-name="T9">CRM: Cluster Resource Manager and Customer Relationship Management</text:span></text:p>
      <text:p text:style-name="P81">- <text:span text:style-name="T5">FLOSS: Free Libre Open Source Software</text:span></text:p>
      <text:p text:style-name="P77">- <text:span text:style-name="T109">HDD: Hard Disk Drive</text:span></text:p>
      <text:p text:style-name="P81"><text:span text:style-name="T5">- </text:span>ISO: International Organization for Standardization</text:p>
      <text:p text:style-name="P77">- <text:span text:style-name="T42">IT: Information Technologies</text:span></text:p>
      <text:p text:style-name="P77">- <text:span text:style-name="T41">OpenBRR: Open Business Readiness Rating</text:span></text:p>
      <text:p text:style-name="P77">- <text:span text:style-name="T100">PBX: </text:span><text:bookmark text:name="Private_branch_exchange"/>Private <text:span text:style-name="T100">B</text:span>ranch <text:span text:style-name="T100">E</text:span>xchange</text:p>
      <text:p text:style-name="P80">- <text:span text:style-name="T109">SCSI: Small Computer System Interface</text:span></text:p>
      <text:p text:style-name="P78">- <text:span text:style-name="T5">SLA: Service Level Agreement</text:span></text:p>
      <text:p text:style-name="P82"><text:soft-page-break/>- <text:span text:style-name="T39">SME: Small and Medium Enterprises</text:span></text:p>
      <text:p text:style-name="P83"><text:span text:style-name="T62">- VPS: Virtual Private Server</text:span></text:p>
      <text:p text:style-name="P10"/>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05T21:02:11.423419633</dc:date>
    <dc:creator>dgamez </dc:creator>
    <meta:editing-duration>P3DT21H3M53S</meta:editing-duration>
    <meta:editing-cycles>300</meta:editing-cycles>
    <meta:generator>LibreOffice/4.3.3.2$Linux_X86_64 LibreOffice_project/9bb7eadab57b6755b1265afa86e04bf45fbfc644</meta:generator>
    <meta:document-statistic meta:table-count="0" meta:image-count="0" meta:object-count="0" meta:page-count="6" meta:paragraph-count="100" meta:word-count="1546" meta:character-count="10013" meta:non-whitespace-character-count="8492"/>
  </office:meta>
</office:document-meta>
</file>